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inherit" svg:font-family="inherit"/>
    <style:font-face style:name="terminal" svg:font-family="terminal, monaco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29b" officeooo:paragraph-rsid="0011629b"/>
    </style:style>
    <style:style style:name="P2" style:family="paragraph" style:parent-style-name="Text_20_body">
      <style:text-properties fo:font-variant="normal" fo:text-transform="none" fo:color="#111111" style:font-name="Helvetica Neue" fo:font-size="12pt" fo:letter-spacing="normal" fo:font-style="normal" fo:font-weight="normal" officeooo:rsid="0011629b" officeooo:paragraph-rsid="0011629b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11111" style:font-name="Helvetica Neue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11111" style:font-name="Helvetica Neue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in" fo:margin-right="0in" fo:text-align="start" style:justify-single-word="false" fo:orphans="2" fo:widows="2" fo:text-indent="0in" style:auto-text-indent="false" fo:padding="0in" fo:border="none"/>
      <style:text-properties fo:font-variant="normal" fo:text-transform="none" fo:color="#111111" style:font-name="Helvetica Neue" fo:font-size="12pt" fo:letter-spacing="normal" fo:font-style="normal" fo:font-weight="normal"/>
    </style:style>
    <style:style style:name="P6" style:family="paragraph" style:parent-style-name="Preformatted_20_Text">
      <style:text-properties officeooo:rsid="0011629b" officeooo:paragraph-rsid="0011629b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style:font-name="inherit" fo:font-size="9.75pt"/>
    </style:style>
    <style:style style:name="T2" style:family="text">
      <style:text-properties loext:padding="0in" loext:border="none"/>
    </style:style>
    <style:style style:name="T3" style:family="text">
      <style:text-properties style:font-name="terminal" fo:font-size="9.75pt" loext:padding="0in" loext:border="non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Question:</text:p>
      <text:p text:style-name="P2">You have been placed in charge of managing host level firewalls for the linux environment. I would say congratulations, but this is a probationary assignment. To see if you know what you are doing, we have a DNS and LDAP server to setup.</text:p>
      <text:p text:style-name="P3">The requirements are as follows:</text:p>
      <text:list xml:id="list1818196895" text:style-name="L1">
        <text:list-item>
          <text:p text:style-name="P4"><text:span text:style-name="T1">Allow all outbound traffic.</text:span> </text:p>
        </text:list-item>
        <text:list-item>
          <text:p text:style-name="P4"><text:span text:style-name="T1">Allow incoming icmp echo-requests. (We want to be able to ping this server.)</text:span> </text:p>
        </text:list-item>
        <text:list-item>
          <text:p text:style-name="P4"><text:span text:style-name="T1">Allow incoming traffic for both udp and tcp on port 53. (This is a DNS server)</text:span> </text:p>
        </text:list-item>
        <text:list-item>
          <text:p text:style-name="P4"><text:span text:style-name="T1">Allow incoming traffic for LDAP port 389 on tcp for all linux subnets(192.168.13.0/24 and 172.26.14.0-172.26.16.255).</text:span> </text:p>
        </text:list-item>
        <text:list-item>
          <text:p text:style-name="P5"><text:span text:style-name="T1">Allow port 22 from the 192.168.13.0/24 network for administration</text:span> </text:p>
        </text:list-item>
      </text:list>
      <text:p text:style-name="P3">Provide your policy as the result of an<text:span text:style-name="T2"> </text:span><text:span text:style-name="T3">iptables -L</text:span> command.</text:p>
      <text:p text:style-name="P3">Good luck</text:p>
      <text:p text:style-name="P1"/>
      <text:p text:style-name="P1">Answer:</text:p>
      <text:p text:style-name="P6"><text:span text:style-name="Source_20_Text">Chain INPUT (policy ACCEPT)</text:span></text:p>
      <text:p text:style-name="Preformatted_20_Text"><text:span text:style-name="Source_20_Text">target <text:s text:c="4"/>prot opt source <text:s text:c="14"/>destination <text:s text:c="8"/></text:span></text:p>
      <text:p text:style-name="Preformatted_20_Text"><text:span text:style-name="Source_20_Text">ACCEPT <text:s text:c="4"/>all <text:s/>-- <text:s/>anywhere <text:s text:c="12"/>anywhere <text:s text:c="12"/>state RELATED,ESTABLISHED</text:span></text:p>
      <text:p text:style-name="Preformatted_20_Text"><text:span text:style-name="Source_20_Text">ACCEPT <text:s text:c="4"/>tcp <text:s/>-- <text:s/>anywhere <text:s text:c="12"/>anywhere <text:s text:c="12"/>tcp dpt:domain</text:span></text:p>
      <text:p text:style-name="Preformatted_20_Text"><text:span text:style-name="Source_20_Text">ACCEPT <text:s text:c="4"/>tcp <text:s/>-- <text:s/>anywhere <text:s text:c="12"/>anywhere <text:s text:c="12"/>tcp dpt:domain</text:span></text:p>
      <text:p text:style-name="Preformatted_20_Text"><text:span text:style-name="Source_20_Text">ACCEPT <text:s text:c="4"/>udp <text:s/>-- <text:s/>anywhere <text:s text:c="12"/>anywhere <text:s text:c="12"/>udp dpt:domain</text:span></text:p>
      <text:p text:style-name="Preformatted_20_Text"><text:span text:style-name="Source_20_Text">ACCEPT <text:s text:c="4"/>tcp <text:s/>-- <text:s/>192.168.13.0/24 <text:s text:c="5"/>anywhere <text:s text:c="12"/>tcp dpt:ldap</text:span></text:p>
      <text:p text:style-name="Preformatted_20_Text"><text:span text:style-name="Source_20_Text">ACCEPT <text:s text:c="4"/>tcp <text:s/>-- <text:s/>anywhere <text:s text:c="12"/>anywhere <text:s text:c="12"/>tcp dpt:ldap source IP range 172.26.14.0-172.26.16.255</text:span></text:p>
      <text:p text:style-name="Preformatted_20_Text"><text:span text:style-name="Source_20_Text">ACCEPT <text:s text:c="4"/>tcp <text:s/>-- <text:s/>192.168.13.0/24 <text:s text:c="5"/>anywhere <text:s text:c="12"/>tcp dpt:ssh</text:span></text:p>
      <text:p text:style-name="Preformatted_20_Text"><text:span text:style-name="Source_20_Text">ACCEPT <text:s text:c="4"/>tcp <text:s/>-- <text:s/>192.168.13.0/24 <text:s text:c="5"/>anywhere <text:s text:c="12"/>tcp dpt:ssh</text:span></text:p>
      <text:p text:style-name="Preformatted_20_Text"/>
      <text:p text:style-name="Preformatted_20_Text"><text:span text:style-name="Source_20_Text">Chain FORWARD (policy DROP)</text:span></text:p>
      <text:p text:style-name="Preformatted_20_Text"><text:span text:style-name="Source_20_Text">target <text:s text:c="4"/>prot opt source <text:s text:c="14"/>destination <text:s text:c="8"/></text:span></text:p>
      <text:p text:style-name="Preformatted_20_Text"/>
      <text:p text:style-name="Preformatted_20_Text"><text:span text:style-name="Source_20_Text">Chain OUTPUT (policy ACCEPT)</text:span></text:p>
      <text:p text:style-name="Preformatted_20_Text"><text:span text:style-name="Source_20_Text">target <text:s text:c="4"/>prot opt source <text:s text:c="14"/>destination <text:s text:c="8"/></text:span></text:p>
      <text:p text:style-name="Preformatted_20_Text"><text:span text:style-name="Source_20_Text">ACCEPT <text:s text:c="4"/>all <text:s/>-- <text:s/>anywhere <text:s text:c="12"/>anywhere <text:s text:c="11"/></text:span></text:p>
      <text:p text:style-name="Preformatted_20_Text"/>
      <text:p text:style-name="Preformatted_20_Text"><text:span text:style-name="Source_20_Text">Chain DOCKER (0 references)</text:span></text:p>
      <text:p text:style-name="Preformatted_20_Text"><text:span text:style-name="Source_20_Text">target <text:s text:c="4"/>prot opt source <text:s text:c="14"/>destination <text:s text:c="8"/></text:span></text:p>
      <text:p text:style-name="Preformatted_20_Text"/>
      <text:p text:style-name="Preformatted_20_Text"><text:span text:style-name="Source_20_Text">Chain DOCKER-ISOLATION-STAGE-1 (0 references)</text:span></text:p>
      <text:p text:style-name="Preformatted_20_Text"><text:span text:style-name="Source_20_Text">target <text:s text:c="4"/>prot opt source <text:s text:c="14"/>destination <text:s text:c="8"/></text:span></text:p>
      <text:p text:style-name="Preformatted_20_Text"/>
      <text:p text:style-name="Preformatted_20_Text"><text:span text:style-name="Source_20_Text">Chain DOCKER-ISOLATION-STAGE-2 (0 references)</text:span></text:p>
      <text:p text:style-name="Preformatted_20_Text"><text:span text:style-name="Source_20_Text">target <text:s text:c="4"/>prot opt source <text:s text:c="14"/>destination <text:s text:c="8"/></text:span></text:p>
      <text:p text:style-name="Preformatted_20_Text"/>
      <text:p text:style-name="Preformatted_20_Text"><text:span text:style-name="Source_20_Text">Chain DOCKER-USER (0 references)</text:span></text:p>
      <text:p text:style-name="P7"><text:span text:style-name="Source_20_Text">target <text:s text:c="4"/>prot opt source <text:s text:c="14"/>destination <text:s text:c="8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inherit" svg:font-family="inherit"/>
    <style:font-face style:name="terminal" svg:font-family="terminal, monaco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6:05:43.286760547</meta:creation-date>
    <dc:date>2019-09-30T16:06:44.624685351</dc:date>
    <meta:editing-duration>PT1M1S</meta:editing-duration>
    <meta:editing-cycles>1</meta:editing-cycles>
    <meta:document-statistic meta:table-count="0" meta:image-count="0" meta:object-count="0" meta:page-count="1" meta:paragraph-count="34" meta:word-count="253" meta:character-count="2102" meta:non-whitespace-character-count="1445"/>
    <meta:generator>LibreOffice/6.2.6.2$Linux_X86_64 LibreOffice_project/20$Build-2</meta:generator>
  </office:meta>
</office:document-meta>
</file>